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9.296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1.157cm" fo:break-before="auto" style:use-optimal-row-height="true"/>
    </style:style>
    <style:style style:name="ro10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style:font-name="Arial" style:font-name-asian="ＭＳ Ｐゴシック" style:font-name-complex="Arial1"/>
    </style:style>
    <style:style style:name="ce9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style:font-name-asian="ＭＳ Ｐゴシック" style:font-name-complex="Arial1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="0.002cm solid #000000" style:vertical-align="top"/>
    </style:style>
    <style:style style:name="ce1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none" style:vertical-align="top"/>
    </style:style>
    <style:style style:name="ce14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</style:style>
    <style:style style:name="ce23" style:family="table-cell" style:parent-style-name="Default">
      <style:table-cell-properties fo:border-bottom="0.002cm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T1" style:family="text">
      <style:text-properties style:font-name="Arial" style:font-name-asian="ＭＳ Ｐゴシック" style:font-name-complex="Arial1"/>
    </style:style>
  </office:automatic-styles>
  <office:body>
    <office:spreadsheet>
      <table:table table:name="PHPプログラム" table:style-name="ta1" table:print="false">
        <table:table-column table:style-name="co3" table:default-cell-style-name="ce2"/>
        <table:table-column table:style-name="co6" table:default-cell-style-name="Default"/>
        <table:table-column table:style-name="co7" table:default-cell-style-name="ce24"/>
        <table:table-row table:style-name="ro1">
          <table:table-cell table:style-name="ce1" office:value-type="string" table:number-columns-spanned="3" table:number-rows-spanned="1">
            <text:p>・目的</text:p>
          </table:table-cell>
          <table:covered-table-cell table:style-name="ce18"/>
          <table:covered-table-cell table:style-name="ce21"/>
        </table:table-row>
        <table:table-row table:style-name="ro4">
          <table:table-cell office:value-type="string" table:number-columns-spanned="3" table:number-rows-spanned="1">
            <text:p>この文書は、作業管理システム制作担当プログラマが、</text:p>
            <text:p>コーディングにおいて留意すべき事項をまとめたものである。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命名規則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…原則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Laravelで設定された命名規則で、設計する事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名前には原則、英単語を使う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各種ファイル名、データベース名は別途、ODSファイルのコード設定コード一覧「ID体系」を</text:p>
            <text:p>参照にして、設計する事（理由：作業効率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4" office:value-type="string">
            <text:p>・命名規則（例）</text:p>
          </table:table-cell>
          <table:table-cell table:style-name="ce10" table:number-columns-repeated="2"/>
        </table:table-row>
        <table:table-row table:style-name="ro1">
          <table:table-cell office:value-type="string">
            <text:p>コントローラ</text:p>
          </table:table-cell>
          <table:table-cell table:style-name="ce2"/>
          <table:table-cell table:style-name="ce2" office:value-type="string">
            <text:p>Pa0001Controller</text:p>
          </table:table-cell>
        </table:table-row>
        <table:table-row table:style-name="ro1">
          <table:table-cell office:value-type="string">
            <text:p>モデル</text:p>
          </table:table-cell>
          <table:table-cell table:style-name="ce2" office:value-type="string">
            <text:p>単数形</text:p>
          </table:table-cell>
          <table:table-cell table:style-name="ce2" office:value-type="string">
            <text:p>User</text:p>
          </table:table-cell>
        </table:table-row>
        <table:table-row table:style-name="ro1">
          <table:table-cell office:value-type="string">
            <text:p>テーブル</text:p>
          </table:table-cell>
          <table:table-cell table:style-name="ce2"/>
          <table:table-cell table:style-name="ce2" office:value-type="string">
            <text:p>dcji01</text:p>
          </table:table-cell>
        </table:table-row>
        <table:table-row table:style-name="ro1">
          <table:table-cell office:value-type="string">
            <text:p>モデルのプロパティ</text:p>
          </table:table-cell>
          <table:table-cell table:style-name="ce2" office:value-type="string">
            <text:p>スネークケース</text:p>
          </table:table-cell>
          <table:table-cell table:style-name="ce2" office:value-type="string">
            <text:p>$model-&gt;created_at</text:p>
          </table:table-cell>
        </table:table-row>
        <table:table-row table:style-name="ro1">
          <table:table-cell office:value-type="string">
            <text:p>マイグレーション</text:p>
          </table:table-cell>
          <table:table-cell table:style-name="ce2"/>
          <table:table-cell table:style-name="ce2" office:value-type="string">
            <text:p>2021_07_12_000000_create_dcji01_table</text:p>
          </table:table-cell>
        </table:table-row>
        <table:table-row table:style-name="ro1">
          <table:table-cell office:value-type="string">
            <text:p>メソッド</text:p>
          </table:table-cell>
          <table:table-cell table:style-name="ce2" office:value-type="string">
            <text:p>キャメルケース</text:p>
          </table:table-cell>
          <table:table-cell table:style-name="ce2" office:value-type="string">
            <text:p>getAll</text:p>
          </table:table-cell>
        </table:table-row>
        <table:table-row table:style-name="ro1">
          <table:table-cell table:style-name="ce5" office:value-type="string">
            <text:p>変数</text:p>
          </table:table-cell>
          <table:table-cell table:style-name="ce5" office:value-type="string">
            <text:p>キャメルケース</text:p>
          </table:table-cell>
          <table:table-cell table:style-name="ce5" office:value-type="string">
            <text:p>$getSampleNumber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6" office:value-type="string" table:number-columns-spanned="3" table:number-rows-spanned="1">
            <text:p>・コーディングスタイル</text:p>
          </table:table-cell>
          <table:covered-table-cell table:number-columns-repeated="2"/>
        </table:table-row>
        <table:table-row table:style-name="ro1">
          <table:table-cell table:style-name="ce7" office:value-type="string" table:number-columns-spanned="3" table:number-rows-spanned="1">
            <text:p>…原則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Laravelが準拠しているPSR-2に基づいて設計する事</text:p>
          </table:table-cell>
          <table:covered-table-cell table:style-name="ce19"/>
          <table:covered-table-cell/>
        </table:table-row>
        <table:table-row table:style-name="ro1">
          <table:table-cell table:style-name="ce8"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1">
          <table:table-cell table:style-name="ce9" office:value-type="string" table:number-columns-spanned="3" table:number-rows-spanned="1">
            <text:p>インデントはタブ、スペースのどちらを利用しても構いません（理由：作業効率の向上）</text:p>
          </table:table-cell>
          <table:covered-table-cell table:number-columns-repeated="2"/>
        </table:table-row>
        <table:table-row table:style-name="ro1">
          <table:table-cell table:style-name="ce8" table:number-columns-spanned="3" table:number-rows-spanned="1"/>
          <table:covered-table-cell table:number-columns-repeated="2"/>
        </table:table-row>
        <table:table-row table:style-name="ro6">
          <table:table-cell office:value-type="string" table:number-columns-spanned="3" table:number-rows-spanned="1">
            <text:p>1行は最長でも80～100字程度を目安にする。過度に超える場合、改行をする事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読みやすくしたり、関連性を示すために適度に空行を加えて構いません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for($i = 0; $i &lt; $num; $i++)などの定型文を除き、原則1行は1ステートメントにする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table:number-columns-spanned="3" table:number-rows-spanned="1">
            <text:p>ソースコード書き方例</text:p>
          </table:table-cell>
          <table:covered-table-cell table:number-columns-repeated="2"/>
        </table:table-row>
        <table:table-row table:style-name="ro3">
          <table:table-cell table:style-name="ce10" office:value-type="string" table:number-columns-spanned="2" table:number-rows-spanned="1">
            <text:p>良くない例(理由:視認性が低い)</text:p>
          </table:table-cell>
          <table:covered-table-cell table:style-name="ce10"/>
          <table:table-cell table:style-name="ce10" office:value-type="string">
            <text:p>正しい例(理由:視認性が高い)</text:p>
          </table:table-cell>
        </table:table-row>
        <table:table-row table:style-name="ro7">
          <table:table-cell table:style-name="ce11" office:value-type="string" table:number-columns-spanned="2" table:number-rows-spanned="1">
            <text:p>$a = 20; $b = "おはよう" ; $c = "1と2";</text:p>
          </table:table-cell>
          <table:covered-table-cell table:style-name="ce10"/>
          <table:table-cell table:style-name="ce10" office:value-type="string">
            <text:p>$a = 20;</text:p>
            <text:p>$b = "おはよう"</text:p>
            <text:p><text:span text:style-name="T1">$c = "1</text:span><text:span text:style-name="T1">と</text:span><text:span text:style-name="T1">2";</text:span></text:p>
          </table:table-cell>
        </table:table-row>
        <table:table-row table:style-name="ro6">
          <table:table-cell table:style-name="ce11" office:value-type="string" table:number-columns-spanned="2" table:number-rows-spanned="1">
            <text:p>$sql = "SELECT * FROM cities WHERE population BETWEEN 200000 AND 500000"</text:p>
          </table:table-cell>
          <table:covered-table-cell table:style-name="ce10"/>
          <table:table-cell table:style-name="ce16" office:value-type="string">
            <text:p>$sql = "SELECT * FROM cities WHERE population </text:p>
            <text:p><text:s text:c="11"/>BETWEEN 200000 AND 500000";</text:p>
          </table:table-cell>
        </table:table-row>
        <table:table-row table:style-name="ro1">
          <table:table-cell table:style-name="ce8" table:number-columns-spanned="3" table:number-rows-spanned="1"/>
          <table:covered-table-cell table:style-name="ce20"/>
          <table:covered-table-cell/>
        </table:table-row>
        <table:table-row table:style-name="ro3">
          <table:table-cell office:value-type="string" table:number-columns-spanned="3" table:number-rows-spanned="1">
            <text:p>データベースに関するコードはSQL文を使用する事(理由：作業員の能力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マジックナンバーは原則使用しない事</text:p>
            <text:p>使用する際は変数の初期化での使用のみにする事(理由：保守性の向上）</text:p>
          </table:table-cell>
          <table:covered-table-cell table:number-columns-repeated="2"/>
        </table:table-row>
        <table:table-row table:style-name="ro3">
          <table:table-cell table:style-name="ce12" office:value-type="string" table:number-columns-spanned="2" table:number-rows-spanned="1">
            <text:p>良くない例(理由:数値の意味が不明)</text:p>
          </table:table-cell>
          <table:covered-table-cell table:style-name="ce21"/>
          <table:table-cell table:style-name="ce12" office:value-type="string">
            <text:p>正しい例</text:p>
          </table:table-cell>
        </table:table-row>
        <table:table-row table:style-name="ro8">
          <table:table-cell table:style-name="ce13" office:value-type="string" table:number-columns-spanned="2" table:number-rows-spanned="1">
            <text:p>$daySeconds = 60*60*24;</text:p>
          </table:table-cell>
          <table:covered-table-cell table:style-name="ce22"/>
          <table:table-cell table:style-name="ce5" office:value-type="string">
            <text:p>$seconds = 60; <text:s/>//1分の秒数</text:p>
            <text:p>$minutes = 60; <text:s/>//1時間の分数</text:p>
            <text:p>$hours <text:s/>= 24; 　 //1日の時間数</text:p>
            <text:p>$daySeconds = $seconds*$minutes*$hours; //1日の秒数</text:p>
          </table:table-cell>
        </table:table-row>
        <table:table-row table:style-name="ro1">
          <table:table-cell table:number-columns-spanned="3" table:number-rows-spanned="1"/>
          <table:covered-table-cell table:style-name="ce20"/>
          <table:covered-table-cell/>
        </table:table-row>
        <table:table-row table:style-name="ro1">
          <table:table-cell table:style-name="ce14" office:value-type="string" table:number-columns-spanned="3" table:number-rows-spanned="1">
            <text:p>・コメント</text:p>
          </table:table-cell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クラス、メソッド、プロパティ、クラスの変数にはコメントを入れて説明する事</text:p>
            <text:p><text:s/>(理由：可読性及び保守性の向上）</text:p>
          </table:table-cell>
          <table:covered-table-cell table:number-columns-repeated="2"/>
        </table:table-row>
        <table:table-row table:style-name="ro1">
          <table:table-cell table:style-name="ce15" table:number-columns-spanned="3" table:number-rows-spanned="1"/>
          <table:covered-table-cell table:number-columns-repeated="2"/>
        </table:table-row>
        <table:table-row table:style-name="ro9">
          <table:table-cell office:value-type="string" table:number-columns-spanned="3" table:number-rows-spanned="1">
            <text:p>クラスやメソッドの説明を記述する場合は「引数」「返り値」の情報を、</text:p>
            <text:p>オブジェクトのプロパティ情報といった場合は「変数」の情報を記述する事</text:p>
            <text:p><text:span text:style-name="T1">(</text:span><text:span text:style-name="T1">理由：可読性及び保守性の向上）</text:span>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table:number-columns-spanned="3" table:number-rows-spanned="1">
            <text:p>コメント記載例</text:p>
          </table:table-cell>
          <table:covered-table-cell table:number-columns-repeated="2" table:style-name="ce10"/>
        </table:table-row>
        <table:table-row table:style-name="ro7">
          <table:table-cell table:style-name="ce16" office:value-type="string" table:number-columns-spanned="3" table:number-rows-spanned="1">
            <text:p><text:span text:style-name="T1">１．</text:span><text:span text:style-name="T1">@var [</text:span><text:span text:style-name="T1">型</text:span><text:span text:style-name="T1">]</text:span><text:span text:style-name="T1">　説明　　　 <text:s text:c="2"/>　　　　　</text:span><text:span text:style-name="T1">@var </text:span><text:span text:style-name="T1">は変数、オブジェクトのプロパティ情報</text:span></text:p>
            <text:p><text:span text:style-name="T1">２．</text:span><text:span text:style-name="T1">@param <text:s/>[</text:span><text:span text:style-name="T1">型</text:span><text:span text:style-name="T1">]</text:span><text:span text:style-name="T1">　変数名 説明　 <text:s/></text:span><text:span text:style-name="T1">@param </text:span><text:span text:style-name="T1">が引数の情報</text:span></text:p>
            <text:p><text:span text:style-name="T1">３．</text:span><text:span text:style-name="T1">@return <text:s/>[</text:span><text:span text:style-name="T1">型</text:span><text:span text:style-name="T1">]</text:span><text:span text:style-name="T1">　説明 <text:s text:c="15"/></text:span><text:span text:style-name="T1">@return </text:span><text:span text:style-name="T1">が返り値の情報</text:span></text:p>
          </table:table-cell>
          <table:covered-table-cell table:number-columns-repeated="2" table:style-name="ce10"/>
        </table:table-row>
        <table:table-row table:style-name="ro1">
          <table:table-cell table:style-name="ce10" office:value-type="string" table:number-columns-spanned="2" table:number-rows-spanned="1">
            <text:p>クラス</text:p>
          </table:table-cell>
          <table:covered-table-cell table:style-name="ce10"/>
          <table:table-cell table:style-name="ce10" office:value-type="string">
            <text:p>メソッド</text:p>
          </table:table-cell>
        </table:table-row>
        <table:table-row table:style-name="ro10">
          <table:table-cell table:style-name="ce11" office:value-type="string" table:number-columns-spanned="2" table:number-rows-spanned="1">
            <text:p>/**</text:p>
            <text:p><text:s/>* ユーザー情報クラス(クラスの説明)</text:p>
            <text:p><text:s/>* </text:p>
            <text:p><text:s/>* @var array プロパティ</text:p>
            <text:p><text:s/>*/</text:p>
            <text:p>protected $fillable =['name','email'];</text:p>
            <text:p>：</text:p>
            <text:p>：</text:p>
          </table:table-cell>
          <table:covered-table-cell table:style-name="ce10"/>
          <table:table-cell table:style-name="ce10" office:value-type="string">
            <text:p>/**</text:p>
            <text:p><text:s/>* データベースからユーザー情報を取得(メソッドの説明)</text:p>
            <text:p><text:s/>* </text:p>
            <text:p><text:s/>* @param string $name 名前</text:p>
            <text:p><text:s/>* @param int $id ID</text:p>
            <text:p><text:s/>* @param array $users ユーザー</text:p>
            <text:p><text:s/>* @return array $users </text:p>
            <text:p><text:s/>*/</text:p>
            <text:p>public function getUser($id)</text:p>
            <text:p>{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不要となった行のコメントアウトはリリースまでに必ず削除する事(理由：保守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禁止事項</text:p>
          </table:table-cell>
          <table:covered-table-cell table:number-columns-repeated="2"/>
        </table:table-row>
        <table:table-row table:style-name="ro6">
          <table:table-cell table:style-name="ce5" office:value-type="string" table:number-columns-spanned="3" table:number-rows-spanned="1">
            <text:p>デバッグやテストのためのコードはテスト完了後そのまま(コメントアウトなど)にしない事</text:p>
            <text:p>(理由：保守性の向上）</text:p>
          </table:table-cell>
          <table:covered-table-cell table:style-name="ce23"/>
          <table:covered-table-cell table:style-name="ce22"/>
        </table:table-row>
        <table:table-row table:style-name="ro6">
          <table:table-cell table:style-name="Default"/>
          <table:table-cell/>
          <table:table-cell table:style-name="Default"/>
        </table:table-row>
        <table:table-row table:style-name="ro6">
          <table:table-cell table:style-name="ce17"/>
          <table:table-cell/>
          <table:table-cell table:style-name="Default"/>
        </table:table-row>
        <table:table-row table:style-name="ro6" table:number-rows-repeated="2">
          <table:table-cell table:style-name="Default"/>
          <table:table-cell/>
          <table:table-cell table:style-name="Default"/>
        </table:table-row>
        <table:table-row table:style-name="ro6">
          <table:table-cell table:style-name="ce17"/>
          <table:table-cell/>
          <table:table-cell table:style-name="Default"/>
        </table:table-row>
      </table:table>
      <table:table table:name="変更履歴" table:style-name="ta1" table:print="false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作成日 </text:p>
          </table:table-cell>
          <table:table-cell office:value-type="string">
            <text:p>作成者 </text:p>
          </table:table-cell>
        </table:table-row>
        <table:table-row table:style-name="ro3">
          <table:table-cell office:value-type="string">
            <text:p>2021/07/12　</text:p>
          </table:table-cell>
          <table:table-cell office:value-type="string">
            <text:p>下田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4">2021/07/14</text:date>, <text:time>10:37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9T13:38:16.94</meta:creation-date>
    <meta:generator>OpenOffice/4.1.10$Win32 OpenOffice.org_project/4110m2$Build-9807</meta:generator>
    <dc:date>2021-07-14T10:37:06.68</dc:date>
    <dc:creator>B-FORME </dc:creator>
    <meta:editing-duration>PT12H44M54S</meta:editing-duration>
    <meta:editing-cycles>74</meta:editing-cycles>
    <meta:document-statistic meta:table-count="2" meta:cell-count="64" meta:object-count="0"/>
  </office:meta>
</office:document-meta>
</file>